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</office:automatic-styles>
  <office:body>
    <office:spreadsheet>
      <table:table table:name="STA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office:forms form:automatic-focus="false" form:apply-design-mode="false"/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4" office:value-type="string">
            <text:p>nie</text:p>
          </table:table-cell>
          <table:table-cell table:number-columns-repeated="3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2010-03-02</text:date>, <text:time>23:2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3-02T23:27:48</dc:date>
    <dc:language>pl-PL</dc:language>
    <meta:editing-cycles>37</meta:editing-cycles>
    <meta:editing-duration>PT7H51M34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451"/>
  </office:meta>
</office:document-meta>
</file>